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LOG DYNAMIC</text:p>
      <text:p text:style-name="P1"/>
      <text:p text:style-name="P2">Exemple de la suite de Fibonacci :</text:p>
      <text:p text:style-name="P2"><text:s/></text:p>
      <text:p text:style-name="P2">- on ne peut pas faire fibo(100,N) sans rajouter du dynamisme.</text:p>
      <text:p text:style-name="P2"/>
      <text:p text:style-name="P2">dynamic(table/2).</text:p>
      <text:p text:style-name="P2">Table(0,1).</text:p>
      <text:p text:style-name="P2">Table(1,1)</text:p>
      <text:p text:style-name="P2">fibo(N,F):- table(N,F), !.</text:p>
      <text:p text:style-name="P2">fibo(N,F):- N1 is N-1, N2 is N-2, fibo(N1,F1),fibo(N2,F2), F is F1 + F2, asserta(table(N,F)).</text:p>
      <text:p text:style-name="P2"/>
      <text:p text:style-name="P2">Problème des n reines :</text:p>
      <text:p text:style-name="P2"/>
      <text:p text:style-name="P2">Problème : </text:p>
      <text:p text:style-name="P2"><text:tab/>- placer n reines <text:span text:style-name="T1">sans prises</text:span> possibles sur un échiquier n*n.</text:p>
      <text:list xml:id="list7473652023289182964" text:style-name="L1">
        <text:list-item>
          <text:list>
            <text:list-item>
              <text:p text:style-name="P4">Exemple deux solutions avec n = 4, [2,4,1,3] et [3,1,4,2].</text:p>
            </text:list-item>
          </text:list>
        </text:list-item>
      </text:list>
      <text:p text:style-name="P2"/>
      <text:p text:style-name="P2">reines(N,L):-</text:p>
      <text:p text:style-name="P2"><text:tab/>lister(N,L1),</text:p>
      <text:p text:style-name="P2"><text:tab/>permuter(L1,L).</text:p>
      <text:p text:style-name="P2"><text:tab/>sécuriser(L).</text:p>
      <text:p text:style-name="P2"/>
      <text:p text:style-name="P2">securise([]).</text:p>
      <text:p text:style-name="P2">securise([X|L]):-</text:p>
      <text:p text:style-name="P2"><text:tab/>non_att(X,L,1),</text:p>
      <text:p text:style-name="P2"><text:tab/>securise(L).</text:p>
      <text:p text:style-name="P2">non_att(_,[],_).</text:p>
      <text:p text:style-name="P2">non_att(X,[Y|L],E):-</text:p>
      <text:p text:style-name="P2"><text:tab/>X=\=Y+E,</text:p>
      <text:p text:style-name="P2"><text:tab/>X=\= Y-E,</text:p>
      <text:p text:style-name="P2"><text:tab/>E1 is E+1,</text:p>
      <text:p text:style-name="P2"><text:tab/>non_att(X,L,E1).</text:p>
      <text:p text:style-name="P2"/>
      <text:p text:style-name="P2">- Problème des blocs.</text:p>
      <text:p text:style-name="P2">etat_init([sur(a,b), sur(b,p), sur(c,r)]).</text:p>
      <text:p text:style-name="P2">etat_final([sur(a,b), sur(b,c), sur(c,r)].</text:p>
      <text:p text:style-name="P2">test_plan(P):-</text:p>
      <text:p text:style-name="P2"><text:tab/>etat_init(E1),</text:p>
      <text:p text:style-name="P2"><text:tab/>etat_final(E2),</text:p>
      <text:p text:style-name="P2"><text:tab/>transforme(E1,E2,P).</text:p>
      <text:p text:style-name="P2">transforme(E1,E2, P):- chercher(E1, E2, [E1], P), !.</text:p>
      <text:p text:style-name="P2">chercher(E1, E2, <text:span text:style-name="T2">, []) :- meme_</text:span>elts(E1,E2).</text:p>
      <text:p text:style-name="P2">chercher(E1, E2, V, [A|P]) :-</text:p>
      <text:p text:style-name="P2"><text:tab/>choisir_action(E1, A),</text:p>
      <text:p text:style-name="P2"><text:tab/>mettre_a_jour(A,E1,E3),</text:p>
      <text:p text:style-name="P2"><text:tab/>non_visite(E3,V),</text:p>
      <text:p text:style-name="P2"><text:tab/>chercher(E3, E2, [E1|V], P).</text:p>
      <text:p text:style-name="P2">choisir_action(Etat, placer_sur_place(B,Y,P)):-</text:p>
      <text:p text:style-name="P2"><text:tab/>est_sur(B,Y,Etat),<text:tab/></text:p>
      <text:p text:style-name="P2"><text:tab/>libre(B, Etat),</text:p>
      <text:p text:style-name="P2"><text:tab/>place(P),</text:p>
      <text:p text:style-name="P2"><text:soft-page-break/><text:tab/>libre(P,Etat).</text:p>
      <text:p text:style-name="P2">choisir_action(Etat, Placer_sur_bloc(B1, Y, B2)):-</text:p>
      <text:p text:style-name="P2"><text:tab/>est_sur(B1, Y, Etat),</text:p>
      <text:p text:style-name="P2"><text:tab/>libre(B1, Etat),</text:p>
      <text:p text:style-name="P2"><text:tab/>bloc(B2),</text:p>
      <text:p text:style-name="P2"><text:tab/>libre(B2, Etat),</text:p>
      <text:p text:style-name="P2"><text:tab/>B1 \== B2.</text:p>
      <text:p text:style-name="P2">est_sur(B,Y,E):-</text:p>
      <text:p text:style-name="P2"><text:tab/>member(sur(B,Y), E).</text:p>
      <text:p text:style-name="P2">libre(_,[]) .</text:p>
      <text:p text:style-name="P2">libre(X, [sur(Y,Z)|E]):- </text:p>
      <text:p text:style-name="P2"><text:tab/>X\==Z, </text:p>
      <text:p text:style-name="P2"><text:tab/>libre(X,E).</text:p>
      <text:p text:style-name="P2">non_visite(_, []).</text:p>
      <text:p text:style-name="P2">non_visite(X,[Y|L]):- </text:p>
      <text:p text:style-name="P2"><text:tab/>\+ meme_elts(X,Y), </text:p>
      <text:p text:style-name="P2"><text:tab/>non_visite(X,L).</text:p>
      <text:p text:style-name="P2">meme_elts(X,Y):-</text:p>
      <text:p text:style-name="P2"><text:tab/>inclus(X,Y),</text:p>
      <text:p text:style-name="P2"><text:tab/>incluse(Y,X).</text:p>
      <text:p text:style-name="P2">inclus([],_).</text:p>
      <text:p text:style-name="P2">inclus([X|L1], L2):-</text:p>
      <text:p text:style-name="P2"><text:tab/>member(X,L2),</text:p>
      <text:p text:style-name="P2"><text:tab/>inclus(L1, L2).</text:p>
      <text:p text:style-name="P2"/>
      <text:p text:style-name="P2">mettre_a_jour(placer_sur_place(X,Y,Z), E1, E2):-</text:p>
      <text:p text:style-name="P2"><text:tab/>substituer(sur(X,Y), sur(X,Z), E1, E2).</text:p>
      <text:p text:style-name="P2">mettre_a_jour(placer_sur_place(X,Y,Z), E1, E2):-</text:p>
      <text:p text:style-name="P2"><text:tab/>substituer(sur(X,Y), sur(X,Z), E1, E2).</text:p>
      <text:p text:style-name="P2">substituer(_,_,[], []).</text:p>
      <text:p text:style-name="P2">substituer(sur(X,Y), sur(X,Z), [sur(X,Y)|E], [sur(X,Z)|E]):-</text:p>
      <text:p text:style-name="P2"><text:tab/>!.</text:p>
      <text:p text:style-name="P2">substituer(sur(X,Y), sur(X,Z), [T|E1], [T|E2]):-</text:p>
      <text:p text:style-name="P2"><text:tab/>substituer(sur(X,Y), sur(X,Z), E1, E2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0:35:40.16</meta:creation-date>
    <dc:date>2012-10-23T11:40:20.62</dc:date>
    <meta:editing-duration>PT45M42S</meta:editing-duration>
    <meta:editing-cycles>15</meta:editing-cycles>
    <meta:generator>OpenOffice.org/3.4$Win32 OpenOffice.org_project/340m1$Build-9590</meta:generator>
    <meta:document-statistic meta:table-count="0" meta:image-count="0" meta:object-count="0" meta:page-count="2" meta:paragraph-count="78" meta:word-count="201" meta:character-count="1874"/>
  </office:meta>
</office:document-meta>
</file>